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16a" officeooo:paragraph-rsid="001851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ishing</text:p>
      <text:p text:style-name="P1">El SMiShing es un término informático para denominar un nuevo tipo de delito o actividad criminal usando técnicas de ingeniería social empleado mensajes de texto dirigidos a los usuarios de telefonía móvil. El SMiShing es una variante del phishing.</text:p>
      <text:p text:style-name="P1">Cómo funciona</text:p>
      <text:p text:style-name="P1">Es una estafa en la que por medio de mensajes SMS, se solicitan datos o se pide que se llame a un número o se pide que se entre a una web.</text:p>
      <text:p text:style-name="P1">El sistema emisor de estos mensajes de texto o incluso un individuo el cual suele ser un spammer; intentará suplantar la identidad de alguna persona conocida entre nuestros contactos o incluso una empresa de confianza.</text:p>
      <text:p text:style-name="P1">Las víctimas de Smishing reciben mensajes SMS con líneas similares a éstas:</text:p>
      <text:p text:style-name="P1">“Estamos confirmando que se ha dado de alta para un servicio de citas. Se le cobrará 2 dólares al día a menos que cancele su petición: www.?????.com”.</text:p>
      <text:p text:style-name="P1">“El cheque es preparado para usted. Favor gracias de llamarnos para completar las informaciones al número ?????” (nótese que parece que el texto está <text:s/>por algún traductor online). “Hola. Anoche lo pasé muy bien contigo. Favor llamame al ????? para quedar”.</text:p>
      <text:p text:style-name="P1">Cuando visitamos la dirección web, las víctimas son incitadas o incluso forzadas a descargar algún programa que en su mayoría suele ser un Troya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08:45:53.908000000</meta:creation-date>
    <dc:date>2016-04-29T08:46:15.760000000</dc:date>
    <meta:editing-duration>P0D</meta:editing-duration>
    <meta:editing-cycles>1</meta:editing-cycles>
    <meta:document-statistic meta:table-count="0" meta:image-count="0" meta:object-count="0" meta:page-count="1" meta:paragraph-count="9" meta:word-count="213" meta:character-count="1253" meta:non-whitespace-character-count="1048"/>
    <meta:generator>LibreOffice/4.2.4.2$Windows_x86 LibreOffice_project/63150712c6d317d27ce2db16eb94c2f3d7b699f8</meta:generator>
  </office:meta>
</office:document-meta>
</file>